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  <style:text-properties fo:color="#333333" loext:opacity="100%" style:font-name="SFMono-Regular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2%" fo:text-indent="0cm" style:auto-text-indent="false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42%" fo:text-align="center" style:justify-single-word="false" fo:orphans="2" fo:widows="2" fo:text-indent="0cm" style:auto-text-indent="false"/>
    </style:style>
    <style:style style:name="P7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-left="0.06pt solid #dddddd" fo:border-right="0.06pt solid #dddddd" fo:border-top="3pt solid #dddddd" fo:border-bottom="0.06pt solid #dddddd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.212cm" fo:border="0.06pt solid #dddddd"/>
    </style:style>
    <style:style style:name="P9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="0.06pt solid #dddddd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.042cm" fo:margin-bottom="0cm" style:contextual-spacing="false" fo:line-height="100%" fo:text-align="center" style:justify-single-word="false" fo:background-color="#f5f5f5" fo:padding="0.212cm" fo:border-left="0.06pt solid #dddddd" fo:border-right="0.06pt solid #dddddd" fo:border-top="0.06pt solid #dddddd" fo:border-bottom="3pt solid #dddddd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T1" style:family="text">
      <style:text-properties fo:color="#333333" loext:opacity="100%" style:font-name="SFMono-Regular"/>
    </style:style>
    <style:style style:name="T2" style:family="text">
      <style:text-properties fo:color="#333333" loext:opacity="100%" style:font-name="SFMono-Regular" fo:font-weight="bold"/>
    </style:style>
    <style:style style:name="T3" style:family="text">
      <style:text-properties fo:color="#ffffff" loext:opacity="100%" fo:font-size="6pt" fo:font-weight="bold" fo:background-color="#f0ad4e" loext:char-shading-value="0" loext:padding="0cm" loext:border="none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 loext:padding-left="0.254cm" loext:padding-right="0cm" loext:padding-top="0.127cm" loext:padding-bottom="0.127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5cb85c" loext:char-shading-value="0" loext:padding-left="0.254cm" loext:padding-right="0cm" loext:padding-top="0.127cm" loext:padding-bottom="0.127cm" loext:border-left="0.06pt solid #4cae4c" loext:border-right="none" loext:border-top="0.06pt solid #4cae4c" loext:border-bottom="0.06pt solid #4cae4c"/>
    </style:style>
    <style:style style:name="T6" style:family="text">
      <style:text-properties fo:color="#3c4859" loext:opacity="100%" fo:font-weight="bold"/>
    </style:style>
    <style:style style:name="T7" style:family="text">
      <style:text-properties fo:font-weight="bold"/>
    </style:style>
    <style:style style:name="T8" style:family="text">
      <style:text-properties fo:color="#c7254e" loext:opacity="100%" style:font-name="SFMono-Regular" fo:background-color="#f9f2f4" loext:char-shading-value="0" loext:padding="0cm" loext:border="none"/>
    </style:style>
    <style:style style:name="T9" style:family="text">
      <style:text-properties fo:color="#c7254e" loext:opacity="100%" style:font-name="SFMono-Regular" fo:font-size="6pt" fo:background-color="#f9f2f4" loext:char-shading-value="0" loext:padding="0cm" loext:border="none"/>
    </style:style>
    <style:style style:name="fr1" style:family="graphic" style:parent-style-name="Frame">
      <style:graphic-properties fo:margin-left="0.212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8014. Make String a Subsequence Using Cyclic Increments</text:h>
      <text:p text:style-name="P6"><text:a xlink:type="simple" xlink:href="https://leetcode.com/contest/biweekly-contest-111/problems/make-string-a-subsequence-using-cyclic-increments/submissions/" text:style-name="Internet_20_link" text:visited-style-name="Visited_20_Internet_20_Link"><text:span text:style-name="T4">My Submissions</text:span></text:a><text:a xlink:type="simple" xlink:href="https://leetcode.com/contest/biweekly-contest-111/" text:style-name="Internet_20_link" text:visited-style-name="Visited_20_Internet_20_Link"><text:span text:style-name="T5">Back to Contest</text:span></text:a></text:p>
      <text:p text:style-name="P5"><draw:frame draw:style-name="fr2" draw:name="Quadro1" text:anchor-type="paragraph" svg:width="24.13cm" draw:z-index="0"><draw:text-box fo:min-height="0.041cm"><text:p text:style-name="Text_20_body"/></draw:text-box></draw:frame><draw:frame draw:style-name="fr2" draw:name="Quadro2" text:anchor-type="paragraph" svg:width="24.765cm" draw:z-index="1"><draw:text-box fo:min-height="0.041cm"><text:p text:style-name="P5"><draw:frame draw:style-name="fr1" draw:name="Quadro3" text:anchor-type="paragraph" svg:width="5.419cm" draw:z-index="2"><draw:text-box fo:min-height="0.041cm"><text:list xml:id="list259907002" text:style-name="L1"><text:list-item><text:p text:style-name="P7"><text:span text:style-name="Strong_20_Emphasis"><text:span text:style-name="T6">User Accepted:</text:span></text:span>0</text:p></text:list-item><text:list-item><text:p text:style-name="P8"><text:span text:style-name="Strong_20_Emphasis"><text:span text:style-name="T6">User Tried:</text:span></text:span>0</text:p></text:list-item><text:list-item><text:p text:style-name="P9"><text:span text:style-name="Strong_20_Emphasis"><text:span text:style-name="T6">Total Accepted:</text:span></text:span>0</text:p></text:list-item><text:list-item><text:p text:style-name="P8"><text:span text:style-name="Strong_20_Emphasis"><text:span text:style-name="T6">Total Submissions:</text:span></text:span>0</text:p></text:list-item><text:list-item><text:p text:style-name="P10"><text:span text:style-name="Strong_20_Emphasis"><text:span text:style-name="T6">Difficulty:</text:span></text:span><text:span text:style-name="T3">Medium</text:span></text:p></text:list-item></text:list></draw:text-box></draw:frame>You are given two <text:span text:style-name="Strong_20_Emphasis"><text:span text:style-name="T7">0-indexed</text:span></text:span> strings <text:span text:style-name="Source_20_Text"><text:span text:style-name="T8">str1</text:span></text:span> and <text:span text:style-name="Source_20_Text"><text:span text:style-name="T8">str2</text:span></text:span>.</text:p><text:p text:style-name="P5">In an operation, you select a <text:span text:style-name="Strong_20_Emphasis"><text:span text:style-name="T7">set</text:span></text:span> of indices in <text:span text:style-name="Source_20_Text"><text:span text:style-name="T8">str1</text:span></text:span>, and for each index <text:span text:style-name="Source_20_Text"><text:span text:style-name="T8">i</text:span></text:span> in the set, increment <text:span text:style-name="Source_20_Text"><text:span text:style-name="T8">str1[i]</text:span></text:span> to the next character <text:span text:style-name="Strong_20_Emphasis"><text:span text:style-name="T7">cyclically</text:span></text:span>. That is <text:span text:style-name="Source_20_Text"><text:span text:style-name="T8">'a'</text:span></text:span> becomes <text:span text:style-name="Source_20_Text"><text:span text:style-name="T8">'b'</text:span></text:span>, <text:span text:style-name="Source_20_Text"><text:span text:style-name="T8">'b'</text:span></text:span> becomes <text:span text:style-name="Source_20_Text"><text:span text:style-name="T8">'c'</text:span></text:span>, and so on, and <text:span text:style-name="Source_20_Text"><text:span text:style-name="T8">'z'</text:span></text:span> becomes <text:span text:style-name="Source_20_Text"><text:span text:style-name="T8">'a'</text:span></text:span>.</text:p><text:p text:style-name="P5">Return <text:span text:style-name="Source_20_Text"><text:span text:style-name="T8">true</text:span></text:span> <text:span text:style-name="Emphasis">if it is possible to make </text:span><text:span text:style-name="Source_20_Text"><text:span text:style-name="T8">str2</text:span></text:span> <text:span text:style-name="Emphasis">a subsequence of </text:span><text:span text:style-name="Source_20_Text"><text:span text:style-name="T8">str1</text:span></text:span> <text:span text:style-name="Emphasis">by performing the operation </text:span><text:span text:style-name="Emphasis"><text:span text:style-name="Strong_20_Emphasis"><text:span text:style-name="T7">at most once</text:span></text:span></text:span>, <text:span text:style-name="Emphasis">and</text:span> <text:span text:style-name="Source_20_Text"><text:span text:style-name="T8">false</text:span></text:span> <text:span text:style-name="Emphasis">otherwise</text:span>.</text:p><text:p text:style-name="P5"><text:span text:style-name="Strong_20_Emphasis"><text:span text:style-name="T7">Note:</text:span></text:span> A subsequence of a string is a new string that is formed from the original string by deleting some (possibly none) of the characters without disturbing the relative positions of the remaining characters.</text:p><text:p text:style-name="P5"> </text:p><text:p text:style-name="P5"><text:span text:style-name="Strong_20_Emphasis"><text:span text:style-name="T7">Example 1:</text:span></text:span></text:p><text:p text:style-name="P3"><text:span text:style-name="Strong_20_Emphasis"><text:span text:style-name="T2">Input:</text:span></text:span><text:span text:style-name="T1"> str1 = "abc", str2 = "ad"</text:span></text:p><text:p text:style-name="P4"><text:span text:style-name="Strong_20_Emphasis"><text:span text:style-name="T2">Output:</text:span></text:span><text:span text:style-name="T1"> true</text:span></text:p><text:p text:style-name="P4"><text:span text:style-name="Strong_20_Emphasis"><text:span text:style-name="T2">Explanation:</text:span></text:span><text:span text:style-name="T1"> Select index 2 in str1.</text:span></text:p><text:p text:style-name="P2">Increment str1[2] to become 'd'. </text:p><text:p text:style-name="P2">Hence, str1 becomes "abd" and str2 is now a subsequence. Therefore, true is returned.</text:p><text:p text:style-name="P5"><text:span text:style-name="Strong_20_Emphasis"><text:span text:style-name="T7">Example 2:</text:span></text:span></text:p><text:p text:style-name="P3"><text:span text:style-name="Strong_20_Emphasis"><text:span text:style-name="T2">Input:</text:span></text:span><text:span text:style-name="T1"> str1 = "zc", str2 = "ad"</text:span></text:p><text:p text:style-name="P4"><text:span text:style-name="Strong_20_Emphasis"><text:span text:style-name="T2">Output:</text:span></text:span><text:span text:style-name="T1"> true</text:span></text:p><text:p text:style-name="P4"><text:span text:style-name="Strong_20_Emphasis"><text:span text:style-name="T2">Explanation:</text:span></text:span><text:span text:style-name="T1"> Select indices 0 and 1 in str1. </text:span></text:p><text:p text:style-name="P2">Increment str1[0] to become 'a'. </text:p><text:p text:style-name="P2">Increment str1[1] to become 'd'. </text:p><text:p text:style-name="P2">Hence, str1 becomes "ad" and str2 is now a subsequence. Therefore, true is returned.</text:p><text:p text:style-name="P5"><text:span text:style-name="Strong_20_Emphasis"><text:span text:style-name="T7">Example 3:</text:span></text:span></text:p><text:p text:style-name="P3"><text:span text:style-name="Strong_20_Emphasis"><text:span text:style-name="T2">Input:</text:span></text:span><text:span text:style-name="T1"> str1 = "ab", str2 = "d"</text:span></text:p><text:p text:style-name="P4"><text:span text:style-name="Strong_20_Emphasis"><text:span text:style-name="T2">Output:</text:span></text:span><text:span text:style-name="T1"> false</text:span></text:p><text:p text:style-name="P4"><text:span text:style-name="Strong_20_Emphasis"><text:span text:style-name="T2">Explanation:</text:span></text:span><text:span text:style-name="T1"> In this example, it can be shown that it is impossible to make str2 a subsequence of str1 using the operation at most once. </text:span></text:p><text:p text:style-name="P2">Therefore, false is returned.</text:p><text:p text:style-name="P5"> </text:p><text:p text:style-name="P5"><text:span text:style-name="Strong_20_Emphasis"><text:span text:style-name="T7">Constraints:</text:span></text:span></text:p><text:list xml:id="list3836691884" text:style-name="L2"><text:list-item><text:p text:style-name="P11"><text:span text:style-name="Source_20_Text"><text:span text:style-name="T8">1 &lt;= str1.length &lt;= 10</text:span></text:span><text:span text:style-name="Source_20_Text"><text:span text:style-name="T9">5</text:span></text:span></text:p></text:list-item><text:list-item><text:p text:style-name="P11"><text:span text:style-name="Source_20_Text"><text:span text:style-name="T8">1 &lt;= str2.length &lt;= 10</text:span></text:span><text:span text:style-name="Source_20_Text"><text:span text:style-name="T9">5</text:span></text:span></text:p></text:list-item><text:list-item><text:p text:style-name="P11"><text:span text:style-name="Source_20_Text"><text:span text:style-name="T8">str1</text:span></text:span> and <text:span text:style-name="Source_20_Text"><text:span text:style-name="T8">str2</text:span></text:span> consist of only lowercase English letters.</text:p></text:list-item></text:list></draw:text-box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11:32:41.401000000</dc:date>
    <meta:editing-duration>PT9S</meta:editing-duration>
    <meta:editing-cycles>1</meta:editing-cycles>
    <meta:document-statistic meta:table-count="0" meta:image-count="0" meta:object-count="0" meta:page-count="1" meta:paragraph-count="35" meta:word-count="275" meta:character-count="1560" meta:non-whitespace-character-count="1319"/>
    <meta:generator>LibreOffice/7.2.2.2$Windows_X86_64 LibreOffice_project/02b2acce88a210515b4a5bb2e46cbfb63fe97d56</meta:generator>
  </office:meta>
</office:document-meta>
</file>